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4in"/>
    </style:style>
    <style:style style:name="co3" style:family="table-column">
      <style:table-column-properties fo:break-before="auto" style:column-width="1.441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in"/>
      <style:text-properties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ing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5" style:family="table-cell" style:parent-style-name="Heading">
      <style:text-properties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5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/4 phase Nema 23 Stepper Motor Driver 24-50VDC 1.5A-4.5A 256 Microstep M542T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014-2RS1 70x110x2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1812-2RS1 60x78x1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aring 6806-2RZ 30x42x7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aring MR6700-ZZ-W3 15x10x4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EC-0038 RUMBA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m2 nylock nut 93625A101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m2 washer 90965A110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2x25 socket head cap screw 91292A032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m2x30 socket head cap screw 91292A034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2x6 socket head cap screw 91290A013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m3 hex nut 92497A200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m3 nylock 93625A100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3 press nut 97648A410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m3x14 socket head cap screw 91290A119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3x16 socket cap head screw 91290A120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m3x20 socket head cap screw 91290A123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2" office:value-type="string">
            <text:p>m3x22 socket head cap screw 91290A124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2" office:value-type="string">
            <text:p>m3x24 socket head cap screw 91290A125 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2" office:value-type="string">
            <text:p>m3x35 hex head cap screw 91290A135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2" office:value-type="string">
            <text:p>m3x45 socket head cap screw 91290A145 </text:p>
          </table:table-cell>
          <table:table-cell table:style-name="ce2" office:value-type="string">
            <text:p>Mcmaster-carr</text:p>
          </table:table-cell>
          <table:table-cell table:style-name="ce2" table:number-columns-repeated="1021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m3x6x20 hex standoff 95947A054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m3x6 set screw Steel Cup-Point 91390A100</text:p>
          </table:table-cell>
          <table:table-cell table:style-name="ce3"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m3x8 socket head cap screw 91290A113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4 nut 92497A2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4x14 socket head cap screw 91290A1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4x20 socket head cap screw 91274A121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5 nut 92497A3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m5x20 socket head cap screw 91290A23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m5x45 hex head cap screw 91290A197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14 with 19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17 with 15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23 with 47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8 90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INDA probe XAGIPS8X4-5V </text:p>
          </table:table-cell>
          <table:table-cell office:value-type="string">
            <text:p>http://www.xagyl3d.com/oc2/XAGIPS8X4-5V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B6560 3A Driver Board </text:p>
          </table:table-cell>
          <table:table-cell office:value-type="string">
            <text:p>SainSmar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3x14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4x16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 Win CE052 Micro-ATX/Mini-ITX Case with 300W 80+ Gold PSU - Black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all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cer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Spader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ody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istBearingMount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Moto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A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SensorMoun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PulleyB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armCove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Lef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Neck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bowRigh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Lef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Righ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cepCor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Righ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Lef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oulde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Hips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chorFloor</text:p>
          </table:table-cell>
          <table:table-cell office:value-type="string">
            <text:p>3d printe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B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5/30/2018</text:date>, <text:time>16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5-30T16:23:30.78</dc:date>
    <dc:creator>Dan Royer</dc:creator>
    <meta:editing-duration>PT20H58M43S</meta:editing-duration>
    <meta:editing-cycles>6</meta:editing-cycles>
    <meta:generator>OpenOffice/4.1.2$Win32 OpenOffice.org_project/412m3$Build-9782</meta:generator>
    <meta:document-statistic meta:table-count="3" meta:cell-count="240" meta:object-count="0"/>
  </office:meta>
</office:document-meta>
</file>